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style:font-name="Times New Roman" officeooo:rsid="0012d734" officeooo:paragraph-rsid="0012d734"/>
    </style:style>
    <style:style style:name="P2" style:family="paragraph" style:parent-style-name="Standard">
      <style:paragraph-properties fo:line-height="200%" fo:text-align="center" style:justify-single-word="false"/>
      <style:text-properties style:font-name="Times New Roman" fo:font-style="italic" officeooo:rsid="0012d734" officeooo:paragraph-rsid="0012d734" style:font-style-asian="italic" style:font-style-complex="italic"/>
    </style:style>
    <style:style style:name="P3" style:family="paragraph" style:parent-style-name="Standard">
      <style:paragraph-properties fo:line-height="200%" fo:text-align="start" style:justify-single-word="false"/>
      <style:text-properties style:font-name="Times New Roman" fo:font-style="normal" officeooo:rsid="0012d734" officeooo:paragraph-rsid="0012d734" style:font-style-asian="normal" style:font-style-complex="normal"/>
    </style:style>
    <style:style style:name="T1" style:family="text">
      <style:text-properties officeooo:rsid="0014ac7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eksandr Yardas</text:p>
      <text:p text:style-name="P1">SPN 105-01</text:p>
      <text:p text:style-name="P1">Carmen Valentín</text:p>
      <text:p text:style-name="P2">¡A practicar para el examen oral!</text:p>
      <text:p text:style-name="P2"/>
      <text:p text:style-name="P3"><text:tab/>En la película hay una chica que esta llorando en la tumba de su madre. Ella <text:span text:style-name="T1">acaba de poner</text:span> <text:span text:style-name="T1">algunas </text:span>reglas en su tumba <text:span text:style-name="T1">luego una flora llegaba debajo de la tierra. Ella [grabs] la flora y al mismo tiempo la flora rodea su mano y la trae dejabo de la tierra. La chica se lenvanta y ve un esqueleto que ella tiene miedo de lo. Luego había tres esqueletos que llevaban pantalones morados y dos del esqeuletos cada llevaban sombreros grandes y de color morado. Todos los esqueletos tenían intrumentos musicales y empezaban a tocar suyas. Una esqueleto que era más amabale que los otros esqueletos levanta la flora y va a la chica. Ella la trae a una mesa y la da una fruta para comer, pero la chica no está alegre por ninguno de esto y puede cerrar lejos de ella. Ella no puede salir de ella y la esqueleto juega un juego con ella. La chica se gusta eso y ahora está alegre. La esceleto y la chica íban a bailar entonces íban detrás de un pared, que se usa para vestiéndose, para ponerse vestidos. Después de ponserse los vestidos se bailan en una fiesta. La chica ve que la esqueleto es su madre, y ella está triste y alegre al mismo tiempo y por eso se abrazan. Luego su madre da la flora a ella y ella se despierta en la tumba y sa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15:57:43.964527000</meta:creation-date>
    <dc:date>2016-11-30T17:06:51.721097000</dc:date>
    <meta:editing-duration>PT10M14S</meta:editing-duration>
    <meta:editing-cycles>3</meta:editing-cycles>
    <meta:generator>LibreOffice/5.2.3.3$MacOSX_X86_64 LibreOffice_project/d54a8868f08a7b39642414cf2c8ef2f228f780cf</meta:generator>
    <meta:document-statistic meta:table-count="0" meta:image-count="0" meta:object-count="0" meta:page-count="1" meta:paragraph-count="5" meta:word-count="251" meta:character-count="1308" meta:non-whitespace-character-count="1061"/>
  </office:meta>
</office:document-meta>
</file>